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Service.genEPRfromWSDL( Definition wsdlDef , QName name , String port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ODEService.onResponse( MyRoleMessageExchange mex , MessageContext msg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ODEService.getAxis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Service.writeHeader( MessageContext msgContext , MyRoleMessageExchange odeM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DEService.resolveTimeou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DEService.getMyService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Service.respondsTo( QName serviceName , QName port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DEService.readHeader( MessageContext msgContext , MyRoleMessageExchange odeM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DEService.ODEService( AxisService axisService , ProcessConf pconf , QName serviceName , String portName , BpelServer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DEService.onAxisMessageExchange( MessageContext msgContext , MessageContext outMsgContext , SOAPFactory soapFactor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ODEService.createServiceRef( Element elm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